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P8" style:family="paragraph" style:parent-style-name="List_20_Paragraph" style:list-style-name="WWNum19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1"/>
    <style:style style:name="P12" style:family="paragraph" style:parent-style-name="List_20_Paragraph" style:list-style-name="WWNum12"/>
    <style:style style:name="P13" style:family="paragraph" style:parent-style-name="List_20_Paragraph" style:list-style-name="WWNum13"/>
    <style:style style:name="P14" style:family="paragraph" style:parent-style-name="List_20_Paragraph" style:list-style-name="WWNum14"/>
    <style:style style:name="P15" style:family="paragraph" style:parent-style-name="List_20_Paragraph" style:list-style-name="WWNum15"/>
    <style:style style:name="P16" style:family="paragraph" style:parent-style-name="List_20_Paragraph" style:list-style-name="WWNum16"/>
    <style:style style:name="P17" style:family="paragraph" style:parent-style-name="List_20_Paragraph" style:list-style-name="WWNum20"/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color="#7f7f7f"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ezentace, revize plánu, report</text:h>
      <text:p text:style-name="Standard">Dotazující tým se ptá na následující otázky a dotazovaný tým odpovídá a výsledky si zapisuje k sobě do formuláře. Při odpovídání otázek a vyplňování formuláře, buďte co nejvíce konkrétní. U odpovědí typu „málo času“ se pokuste jít k podstatě, co konkrétně se nedaří, čím to je.</text:p>
      <text:p text:style-name="P2">Hledejte pozitiva, to co nám nejde, víme velmi dobře</text:p>
      <text:p text:style-name="Standard"><text:span text:style-name="T2">Termín prezentace a revize</text:span>: pondělí 19.11.2012</text:p>
      <text:p text:style-name="Standard"><text:span text:style-name="T2">Místo prezentace a revize</text:span>: PPV</text:p>
      <text:p text:style-name="P5">Členové Vašeho týmu</text:p>
      <text:list xml:id="list1901588820" text:style-name="WWNum7">
        <text:list-item>
          <text:p text:style-name="P6">Radek Bařinka</text:p>
        </text:list-item>
        <text:list-item>
          <text:p text:style-name="P6">Lukáš Frencl<text:bookmark-start text:name="_GoBack"/></text:p>
        </text:list-item>
        <text:list-item>
          <text:p text:style-name="P6">Jan Pacner</text:p>
        </text:list-item>
      </text:list>
      <text:p text:style-name="P5"><text:bookmark-end text:name="_GoBack"/>Členové revizních týmů</text:p>
      <text:p text:style-name="Standard">Název týmu:---</text:p>
      <text:list xml:id="list614589202" text:style-name="WWNum8">
        <text:list-item>
          <text:p text:style-name="P7">Zdeněk Kaňovský</text:p>
        </text:list-item>
      </text:list>
      <text:h text:style-name="Heading_20_2" text:outline-level="2">Prezentace</text:h>
      <text:p text:style-name="P5">Co by měla prezentace obsahovat</text:p>
      <text:list xml:id="list1655771919" text:style-name="WWNum19">
        <text:list-item>
          <text:p text:style-name="P8">jak je definován problém, co byly sledované vlastnosti</text:p>
        </text:list-item>
        <text:list-item>
          <text:p text:style-name="P8">jaký je návrh řešení problému</text:p>
        </text:list-item>
        <text:list-item>
          <text:p text:style-name="P8">jak se řešení realizuje</text:p>
        </text:list-item>
        <text:list-item>
          <text:p text:style-name="P8">jaký způsob testování je zvolen a jak by měly proběhnout experimenty</text:p>
        </text:list-item>
        <text:list-item>
          <text:p text:style-name="P8">jakých výsledků má být dosaženo</text:p>
        </text:list-item>
      </text:list>
      <text:p text:style-name="Standard"/>
      <text:p text:style-name="P5">Co se Vám při prezentaci nejvíce podařilo?</text:p>
      <text:list xml:id="list1943786740" text:style-name="WWNum9">
        <text:list-item>
          <text:p text:style-name="P9">Vystihnout hlavní myšlenku návrhu grafického rozhraní</text:p>
        </text:list-item>
        <text:list-item>
          <text:p text:style-name="P9">Popsat jednotlivé části návrhu</text:p>
        </text:list-item>
        <text:list-item>
          <text:p text:style-name="P9">Přesvědčit posluchače, že náš způsob řešení je relovuční</text:p>
        </text:list-item>
      </text:list>
      <text:p text:style-name="P4"/>
      <text:p text:style-name="P5">Co byste příště při prezentaci udělali jinak?</text:p>
      <text:list xml:id="list1542249450" text:style-name="WWNum10">
        <text:list-item>
          <text:p text:style-name="P10"><text:soft-page-break/>Oblékli bychom se do více reprezentativního oblečení</text:p>
        </text:list-item>
        <text:list-item>
          <text:p text:style-name="P10">Zvolili bychom formálnější způsob komunikace</text:p>
        </text:list-item>
      </text:list>
      <text:h text:style-name="Heading_20_2" text:outline-level="2">Plán řešení projektu</text:h>
      <text:p text:style-name="Standard">Co se Vám v dosavadní práci nejvíce daří?</text:p>
      <text:list xml:id="list1681458828" text:style-name="WWNum11">
        <text:list-item>
          <text:p text:style-name="P11">Vymýšlet mnoho alternativních možností jak implementovat různé části</text:p>
        </text:list-item>
        <text:list-item>
          <text:p text:style-name="P11">Plnit časový plán</text:p>
        </text:list-item>
        <text:list-item>
          <text:p text:style-name="P11">Vytvářet nové, kreativní návrhy grafických prvků</text:p>
        </text:list-item>
      </text:list>
      <text:p text:style-name="Standard">Co nejvíce pomáhá při řešení projektu? Co Vás nejlépe posouvá k dobrému řešení?</text:p>
      <text:list xml:id="list452123482" text:style-name="WWNum12">
        <text:list-item>
          <text:p text:style-name="P12">Dodržování časového plánu</text:p>
        </text:list-item>
        <text:list-item>
          <text:p text:style-name="P12">Živá komunikace v týmu</text:p>
        </text:list-item>
      </text:list>
      <text:p text:style-name="Standard">Co nejvíce brání rychlejšímu a efektivnějšímu vývoji na projektu?</text:p>
      <text:list xml:id="list653914438" text:style-name="WWNum13">
        <text:list-item>
          <text:p text:style-name="P13">Nedostatek času</text:p>
        </text:list-item>
        <text:list-item>
          <text:p text:style-name="P13">Nedostatečná zkušenost s prací v QML</text:p>
        </text:list-item>
      </text:list>
      <text:p text:style-name="Standard">Jak se dá těmto zábranám vyhnout? Jak se dají zábrany odstranit?</text:p>
      <text:list xml:id="list358807335" text:style-name="WWNum14">
        <text:list-item>
          <text:p text:style-name="P14">Změnou časového plánu</text:p>
        </text:list-item>
        <text:list-item>
          <text:p text:style-name="P14">Získáváním zkušeností prací s alternativními frameworky pro GUI</text:p>
        </text:list-item>
      </text:list>
      <text:p text:style-name="Standard">Co jsou hlavní body projektu, na které jste nejvíce hrdí? </text:p>
      <text:list xml:id="list191584660" text:style-name="WWNum15">
        <text:list-item>
          <text:p text:style-name="P15">Inovativní design zaměřený na mobilní zařízení</text:p>
        </text:list-item>
        <text:list-item>
          <text:p text:style-name="P15">Využití uměleckého stylu „Steampunk“</text:p>
        </text:list-item>
      </text:list>
      <text:p text:style-name="Standard">Co budete v následujícím postupu řešení projektu dělat jinak?</text:p>
      <text:list xml:id="list282785366" text:style-name="WWNum16">
        <text:list-item>
          <text:p text:style-name="P16">Opuštění původně plánovaného využití webových technologií a rozhodnutí vše vytvořit v QML</text:p>
        </text:list-item>
        <text:list-item>
          <text:p text:style-name="P16">Lépe organizovat spolupráci (ve smyslu tvorby kódu apod.)</text:p>
        </text:list-item>
      </text:list>
      <text:h text:style-name="Heading_20_2" text:outline-level="2">Dokumentace</text:h>
      <text:p text:style-name="P5">Co je rozumné sledovat při diskuzi o dokumentaci</text:p>
      <text:list xml:id="list311808662" text:style-name="WWNum20">
        <text:list-item>
          <text:p text:style-name="P17">Přehled existujících řešení – co je na nich zajímavé a inspirující?</text:p>
        </text:list-item>
        <text:list-item>
          <text:p text:style-name="P17">Jak existující řešení inspirují řešení projektu?</text:p>
        </text:list-item>
        <text:list-item>
          <text:p text:style-name="P17">Jaké nástroje budou použity? Jakým způsobem? Z jakého důvodu?</text:p>
        </text:list-item>
        <text:list-item>
          <text:p text:style-name="P17">Jak dobře je popsán cíl a přínos řešení projektu?</text:p>
        </text:list-item>
        <text:list-item>
          <text:p text:style-name="P17"><text:soft-page-break/>Jak se plánuje ověřit dosažení cíle a přínosu projektu?</text:p>
        </text:list-item>
        <text:list-item>
          <text:p text:style-name="P17">Jak je zvolena cílová skupina uživatelů?</text:p>
        </text:list-item>
        <text:list-item>
          <text:p text:style-name="P17">Jak jsou rozděleny role mezi členy týmu?</text:p>
        </text:list-item>
      </text:list>
      <text:p text:style-name="Standard"/>
      <text:p text:style-name="P3"/>
      <text:p text:style-name="P3">Vyplněný formulář opět vyexportujte jako PDF a odevzdejte (každý člen týmu zvlášť) do I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MT1" style:family="text">
      <style:text-properties fo:color="#7f7f7f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 ITU –</text:span> <text:span text:style-name="MT1">Prezentace, revize plánu, report<text:tab/>Víťa Bera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47</meta:editing-cycles>
    <meta:creation-date>2012-09-27T19:14:00</meta:creation-date>
    <dc:date>2012-11-20T15:32:34</dc:date>
    <meta:editing-duration>PT41M1S</meta:editing-duration>
    <meta:generator>LibreOffice/3.5$Linux_X86_64 LibreOffice_project/350m1$Build-2</meta:generator>
    <meta:document-statistic meta:table-count="0" meta:image-count="0" meta:object-count="0" meta:page-count="3" meta:paragraph-count="57" meta:word-count="428" meta:character-count="2662" meta:non-whitespace-character-count="2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